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62" calcext:value-type="float">
            <text:p>91.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616" calcext:value-type="float">
            <text:p>92.9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8744" calcext:value-type="float">
            <text:p>80.6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1744" calcext:value-type="float">
            <text:p>74.1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8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8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2992" calcext:value-type="float">
            <text:p>71.1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8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7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7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6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6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6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6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602</text:p>
          </table:table-cell>
          <table:table-cell office:value-type="string" calcext:value-type="string">
            <text:p>TWDB</text:p>
          </table:table-cell>
          <table:table-cell office:value-type="string" calcext:value-type="string">
            <text:p>195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